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9400000094D7FA82AB7332F3FA.png" manifest:media-type="image/png"/>
  <manifest:file-entry manifest:full-path="Pictures/10000201000001CC000001CC2AEC32459D610C35.png" manifest:media-type="image/png"/>
  <manifest:file-entry manifest:full-path="Pictures/100002010000021300000213460EFCD92EF2D5DA.png" manifest:media-type="image/png"/>
  <manifest:file-entry manifest:full-path="Pictures/100002010000021300000213AABB4C7EF5F86A86.png" manifest:media-type="image/png"/>
  <manifest:file-entry manifest:full-path="Pictures/100002000000009400000094FF9C629B0A21EB6B.png" manifest:media-type="image/png"/>
  <manifest:file-entry manifest:full-path="Pictures/10000200000000940000009494BE3DF36D913358.png" manifest:media-type="image/png"/>
  <manifest:file-entry manifest:full-path="Pictures/10000201000001A5000001973162A53EA2308BAF.png" manifest:media-type="image/png"/>
  <manifest:file-entry manifest:full-path="Pictures/1000020000000094000000947DB86A748DA0E575.png" manifest:media-type="image/png"/>
  <manifest:file-entry manifest:full-path="Pictures/10000201000006B8000001AD1D5CF8E82667DD1A.png" manifest:media-type="image/png"/>
  <manifest:file-entry manifest:full-path="Pictures/10000201000003E8000003E857E2ABE3ABD156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5146in" fo:margin-left="-0.0035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1.5653in"/>
    </style:style>
    <style:style style:name="Table1.C" style:family="table-column">
      <style:table-column-properties style:column-width="4.5715in"/>
    </style:style>
    <style:style style:name="Table1.1" style:family="table-row">
      <style:table-row-properties style:min-row-height="0.0153in" fo:keep-together="auto"/>
    </style:style>
    <style:style style:name="Table1.A1" style:family="table-cell">
      <style:table-cell-properties fo:background-color="#d9d9d9" fo:padding-left="0.0625in" fo:padding-right="0.059in" fo:padding-top="0.0396in" fo:padding-bottom="0.0396in" fo:border="0.5pt solid #000000">
        <style:background-image/>
      </style:table-cell-properties>
    </style:style>
    <style:style style:name="Table1.2" style:family="table-row">
      <style:table-row-properties style:min-row-height="0.4347in" fo:keep-together="auto"/>
    </style:style>
    <style:style style:name="Table1.A2" style:family="table-cell">
      <style:table-cell-properties fo:padding-left="0.0625in" fo:padding-right="0.059in" fo:padding-top="0.0396in" fo:padding-bottom="0.0396in" fo:border="0.5pt solid #000000"/>
    </style:style>
    <style:style style:name="Table1.B2" style:family="table-cell">
      <style:table-cell-properties fo:padding-left="0.0625in" fo:padding-right="0.059in" fo:padding-top="0.0396in" fo:padding-bottom="0.0396in" fo:border="0.5pt solid #000000"/>
    </style:style>
    <style:style style:name="Table1.C2" style:family="table-cell">
      <style:table-cell-properties fo:padding-left="0.0625in" fo:padding-right="0.059in" fo:padding-top="0.0396in" fo:padding-bottom="0.0396in" fo:border="0.5pt solid #000000"/>
    </style:style>
    <style:style style:name="Table1.A3" style:family="table-cell">
      <style:table-cell-properties fo:padding-left="0.0625in" fo:padding-right="0.059in" fo:padding-top="0.0396in" fo:padding-bottom="0.0396in" fo:border="0.5pt solid #000000"/>
    </style:style>
    <style:style style:name="Table1.B3" style:family="table-cell">
      <style:table-cell-properties fo:padding-left="0.0625in" fo:padding-right="0.059in" fo:padding-top="0.0396in" fo:padding-bottom="0.0396in" fo:border="0.5pt solid #000000"/>
    </style:style>
    <style:style style:name="Table1.C3" style:family="table-cell">
      <style:table-cell-properties fo:padding-left="0.0625in" fo:padding-right="0.059in" fo:padding-top="0.0396in" fo:padding-bottom="0.0396in" fo:border="0.5pt solid #000000"/>
    </style:style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Title">
      <style:paragraph-properties fo:text-align="justify" style:justify-single-word="false"/>
    </style:style>
    <style:style style:name="P3" style:family="paragraph" style:parent-style-name="Title">
      <style:paragraph-properties fo:text-align="justify" style:justify-single-word="false"/>
      <style:text-properties fo:language="en" fo:country="US" fo:font-weight="bold" style:font-weight-asian="bold"/>
    </style:style>
    <style:style style:name="P4" style:family="paragraph" style:parent-style-name="Frame_20_contents">
      <style:paragraph-properties fo:margin-top="0.028in" fo:margin-bottom="0.0346in" loext:contextual-spacing="false" fo:line-height="100%"/>
    </style:style>
    <style:style style:name="P5" style:family="paragraph" style:parent-style-name="Frame_20_contents">
      <style:paragraph-properties fo:margin-left="0.3937in" fo:margin-right="0in" fo:margin-top="0.0555in" fo:margin-bottom="0in" loext:contextual-spacing="false" fo:line-height="100%" fo:text-indent="0.2362in" style:auto-text-indent="false"/>
      <style:text-properties style:use-window-font-color="true"/>
    </style:style>
    <style:style style:name="P6" style:family="paragraph" style:parent-style-name="Frame_20_contents">
      <style:paragraph-properties fo:margin-top="0.0555in" fo:margin-bottom="0in" loext:contextual-spacing="false" fo:line-height="100%"/>
      <style:text-properties fo:color="#000000"/>
    </style:style>
    <style:style style:name="P7" style:family="paragraph" style:parent-style-name="Frame_20_contents">
      <style:paragraph-properties fo:margin-top="0.0555in" fo:margin-bottom="0in" loext:contextual-spacing="false" fo:line-height="100%" fo:text-align="end" style:justify-single-word="false"/>
      <style:text-properties fo:color="#000000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P10" style:family="paragraph" style:parent-style-name="Standard">
      <style:paragraph-properties fo:margin-top="0.0555in" fo:margin-bottom="0in" loext:contextual-spacing="false" fo:line-height="0.0693in" fo:text-align="justify" style:justify-single-word="false"/>
      <style:text-properties style:language-asian="ja" style:country-asian="JP"/>
    </style:style>
    <style:style style:name="P11" style:family="paragraph" style:parent-style-name="Header">
      <style:paragraph-properties fo:margin-left="0in" fo:margin-right="0in" fo:text-indent="-0.7874in" style:auto-text-indent="false"/>
    </style:style>
    <style:style style:name="P12" style:family="paragraph" style:parent-style-name="List_20_Paragraph" style:list-style-name="WWNum20">
      <style:paragraph-properties fo:margin-top="0in" fo:margin-bottom="0.139in" loext:contextual-spacing="true" fo:text-align="justify" style:justify-single-word="false"/>
    </style:style>
    <style:style style:name="P13" style:family="paragraph" style:parent-style-name="List_20_Paragraph" style:list-style-name="WWNum22">
      <style:paragraph-properties fo:margin-top="0in" fo:margin-bottom="0.139in" loext:contextual-spacing="true" fo:text-align="justify" style:justify-single-word="false"/>
    </style:style>
    <style:style style:name="P14" style:family="paragraph" style:parent-style-name="List_20_Paragraph" style:list-style-name="WWNum21">
      <style:paragraph-properties fo:margin-top="0in" fo:margin-bottom="0.139in" loext:contextual-spacing="true" fo:text-align="justify" style:justify-single-word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Calibri" fo:font-style="italic" style:font-name-asian="Calibri1" style:font-style-asian="italic" style:font-name-complex="Arial"/>
    </style:style>
    <style:style style:name="T2" style:family="text">
      <style:text-properties style:font-name="Calibri" fo:language="bg" fo:country="BG" fo:font-style="italic" style:font-name-asian="Calibri1" style:font-style-asian="italic" style:font-name-complex="Arial"/>
    </style:style>
    <style:style style:name="T3" style:family="text">
      <style:text-properties style:font-name="Calibri" fo:language="bg" fo:country="BG" style:font-name-asian="Calibri1" style:font-name-complex="Arial"/>
    </style:style>
    <style:style style:name="T4" style:family="text">
      <style:text-properties style:font-name="Calibri" style:font-name-asian="Calibri1" style:font-name-complex="Arial"/>
    </style:style>
    <style:style style:name="T5" style:family="text">
      <style:text-properties style:font-name="Calibri" fo:font-weight="bold" style:font-name-asian="Calibri1" style:font-weight-asian="bold" style:font-name-complex="Arial"/>
    </style:style>
    <style:style style:name="T6" style:family="text">
      <style:text-properties style:font-name="Calibri" fo:language="en" fo:country="GB" style:font-name-asian="Calibri1" style:font-name-complex="Arial"/>
    </style:style>
    <style:style style:name="T7" style:family="text">
      <style:text-properties fo:language="bg" fo:country="BG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normal"/>
    </style:style>
    <style:style style:name="T10" style:family="text">
      <style:text-properties fo:font-weight="normal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-asian="MS Mincho" style:language-asian="ja" style:country-asian="JP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style:font-weight-asian="bold" style:font-weight-complex="normal"/>
    </style:style>
    <style:style style:name="T15" style:family="text">
      <style:text-properties fo:language="en" fo:country="GB"/>
    </style:style>
    <style:style style:name="T16" style:family="text">
      <style:text-properties fo:language="en" fo:country="GB" fo:font-weight="normal" style:font-weight-asian="normal"/>
    </style:style>
    <style:style style:name="T17" style:family="text">
      <style:text-properties fo:language="en" fo:country="GB" fo:font-weight="bold" style:font-weight-asian="bold"/>
    </style:style>
    <style:style style:name="T18" style:family="text">
      <style:text-properties fo:font-size="9.5pt" style:font-size-asian="9.5pt" style:font-size-complex="9.5pt"/>
    </style:style>
    <style:style style:name="T19" style:family="text">
      <style:text-properties fo:font-size="9.5pt" fo:language="bg" fo:country="BG" style:font-size-asian="9.5pt" style:font-size-complex="9.5pt"/>
    </style:style>
    <style:style style:name="T20" style:family="text">
      <style:text-properties style:use-window-font-color="true" fo:font-size="9.5pt" style:font-size-asian="9.5pt" style:font-size-complex="9.5pt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.1252in" fo:margin-top="0in" fo:margin-bottom="0.0028in" style:run-through="background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83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f37123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102in" draw:stroke-linejoin="miter" draw:fill="none" draw:textarea-vertical-align="top" draw:auto-grow-height="false" fo:min-height="0.4957in" fo:min-width="5.4661in" fo:padding-top="0.0472in" fo:padding-bottom="0.0193in" fo:padding-left="0.0193in" fo:padding-right="0.0193in" fo:wrap-option="wrap"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071in" draw:fill="none" draw:textarea-vertical-align="middle" draw:auto-grow-height="false" fo:min-height="0.2193in" fo:min-width="0.6043in" fo:padding-top="0in" fo:padding-bottom="0in" fo:padding-left="0.0193in" fo:padding-right="0in" fo:wrap-option="wrap" fo:margin-left="0.1252in" fo:margin-right="0.1272in" fo:margin-top="0in" fo:margin-bottom="0.0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.1252in" fo:margin-right="0.1402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ocks</text:h>
      <text:p text:style-name="P8"><text:span text:style-name="T1">George is a young poorly organized person and he always have problems with his socks. He has always dreamed of a program that makes sets of his washed socks. You are the chosen one to help him with his problem. Good luck!</text:span></text:p>
      <text:p text:style-name="Standard">First you will be given a sequence of integers representing the left socks. Afterwards you will be given another sequence of integers representing the right socks. </text:p>
      <text:p text:style-name="P8"><text:span text:style-name="T4">Check all of the left socks and right socks in order to make sets. Take </text:span><text:span text:style-name="T5">the last given left sock</text:span><text:span text:style-name="T4">, and the </text:span><text:span text:style-name="T5">first given right sock</text:span><text:span text:style-name="T4"> and check </text:span><text:span text:style-name="T5">if the left sock is bigger than the right sock</text:span><text:span text:style-name="T4"> and if it is – you have to </text:span><text:span text:style-name="T5">create a pair. A pair is created when you add the value of the right sock to the value of the left one</text:span><text:span text:style-name="T4">. If you have a pair, </text:span><text:span text:style-name="T5">remove both</text:span><text:span text:style-name="T4"> the left and the right socks from their collections. </text:span></text:p>
      <text:p text:style-name="P8"><text:span text:style-name="T5">If the right sock value is bigger</text:span><text:span text:style-name="T4"> –</text:span><text:span text:style-name="T5">and check remove the left one the next one</text:span><text:span text:style-name="T4">. </text:span></text:p>
      <text:p text:style-name="P8"><text:span text:style-name="T4">If their values </text:span><text:span text:style-name="T5">are equal</text:span><text:span text:style-name="T4"> – </text:span><text:span text:style-name="T5">remove the right sock</text:span><text:span text:style-name="T4"> and </text:span><text:span text:style-name="T5">increment</text:span><text:span text:style-name="T4"> the value of the left one with </text:span><text:span text:style-name="T5">1</text:span></text:p>
      <text:p text:style-name="P8"><text:span text:style-name="T4">George wants</text:span><text:bookmark text:name="_GoBack"/><text:span text:style-name="T4"> to wear </text:span><text:span text:style-name="T5">the biggest set</text:span><text:span text:style-name="T4">, so you have to find out which one it is</text:span><text:span text:style-name="T3">.</text:span></text:p>
      <text:p text:style-name="P8"><text:span text:style-name="T4">Afterwards </text:span><text:span text:style-name="T5">print the created pairs</text:span><text:span text:style-name="T4"> from </text:span><text:span text:style-name="T5">the first added to the last,</text:span><text:span text:style-name="T4"> </text:span>separated by a space<text:span text:style-name="T4">. </text:span></text:p>
      <text:h text:style-name="Heading_20_3" text:outline-level="3">Input</text:h>
      <text:list xml:id="list2075687874" text:style-name="WWNum20">
        <text:list-item>
          <text:p text:style-name="P12">On the <text:span text:style-name="T8">first line</text:span> of input you will receive the integers, representing the left socks, <text:span text:style-name="T8">separated</text:span> by a <text:span text:style-name="T8">single space</text:span>. </text:p>
        </text:list-item>
        <text:list-item>
          <text:p text:style-name="P12">On the <text:span text:style-name="T8">second line </text:span>of input you will receive the integers, representing the <text:span text:style-name="T8">right socks</text:span>, <text:span text:style-name="T8">separated</text:span> by a <text:span text:style-name="T8">single space</text:span>.</text:p>
        </text:list-item>
      </text:list>
      <text:h text:style-name="Heading_20_3" text:outline-level="3">Output</text:h>
      <text:list xml:id="list234491920" text:style-name="WWNum22">
        <text:list-item>
          <text:p text:style-name="P13">On the first line of output - print the biggest pair in the format specified above. </text:p>
        </text:list-item>
        <text:list-item>
          <text:p text:style-name="P13">On the second line - print the pairs, separated by a single space <text:span text:style-name="T8">in the order specified above</text:span><text:span text:style-name="Strong">.</text:span></text:p>
        </text:list-item>
      </text:list>
      <text:h text:style-name="Heading_20_3" text:outline-level="3">Constraints</text:h>
      <text:list xml:id="list734760431" text:style-name="WWNum21">
        <text:list-item>
          <text:p text:style-name="P14">All of the given numbers will be valid integers in the range [1, 10000].</text:p>
        </text:list-item>
        <text:list-item>
          <text:p text:style-name="P14"><text:span text:style-name="T12">There will always be at least 1 pair.</text:span></text:p>
        </text:list-item>
        <text:list-item>
          <text:p text:style-name="P14"><text:span text:style-name="T12">Allowed time/memory: 100ms/16MB.</text:span></text:p>
        </text:list-item>
      </text:list>
      <text:h text:style-name="Heading_20_3" text:outline-level="3">Exampl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Strong"><text:span text:style-name="T8">Input</text:span></text:span></text:p>
          </table:table-cell>
          <table:table-cell table:style-name="Table1.A1" office:value-type="string">
            <text:p text:style-name="P2"><text:span text:style-name="Strong"><text:span text:style-name="T8">Output</text:span></text:span></text:p>
          </table:table-cell>
          <table:table-cell table:style-name="Table1.A1" office:value-type="string">
            <text:p text:style-name="P2"><text:span text:style-name="Strong"><text:span text:style-name="T13">Comment</text:span>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Strong"><text:span text:style-name="T10">10 8 7 13 8 4</text:span></text:span></text:p>
            <text:p text:style-name="P9"><text:span text:style-name="Strong"><text:span text:style-name="T10">4 7 3 6 4 12</text:span></text:span></text:p>
          </table:table-cell>
          <table:table-cell table:style-name="Table1.B2" office:value-type="string">
            <text:p text:style-name="P9"><text:span text:style-name="Strong"><text:span text:style-name="T10">16</text:span></text:span></text:p>
            <text:p text:style-name="P9"><text:span text:style-name="Strong"><text:span text:style-name="T10">15 16 13 12</text:span></text:span></text:p>
          </table:table-cell>
          <table:table-cell table:style-name="Table1.C2" office:value-type="string">
            <text:p text:style-name="P2"><text:span text:style-name="T16">First, we take </text:span><text:span text:style-name="T15">the last given left sock – 4</text:span><text:span text:style-name="T16"> and </text:span><text:span text:style-name="T15">the first given right sock – 4</text:span><text:span text:style-name="T16">. They are </text:span><text:span text:style-name="T15">equal</text:span><text:span text:style-name="T16">, so we have to </text:span><text:span text:style-name="T15">remove the right sock and increment the left with 1.</text:span><text:span text:style-name="T16"> The left sock </text:span><text:span text:style-name="T15">becomes 5</text:span><text:span text:style-name="T16"> and the collection looks like this</text:span></text:p>
            <text:p text:style-name="P2"><text:span text:style-name="T16">Left: 10 8 7 13 8 5</text:span></text:p>
            <text:p text:style-name="Standard"><text:span text:style-name="T15">Right: 7 3 6 4 12</text:span></text:p>
            <text:p text:style-name="Standard"><text:soft-page-break/><text:span text:style-name="T15">Next, we take the left with value 5 and the right with value 7 – the right is bigger, so we </text:span><text:span text:style-name="T17">remove</text:span><text:span text:style-name="T15"> the </text:span><text:span text:style-name="T17">left</text:span><text:span text:style-name="T15"> and the collections should look like this:</text:span></text:p>
            <text:p text:style-name="Standard"><text:span text:style-name="T15">Left: 10 8 7 13 8</text:span></text:p>
            <text:p text:style-name="Standard"><text:span text:style-name="T15">Right: 7 3 6 4 12</text:span></text:p>
            <text:p text:style-name="Standard"><text:span text:style-name="T15">After that we the left 8 and the right 7 – the left is bigger, so we have our first </text:span><text:span text:style-name="T17">pair</text:span><text:span text:style-name="T15"> with value 15. In the end we have to print the biggest pair, which in this case is with value 16, and the collection of pairs, that we have created.</text:span></text:p>
          </table:table-cell>
        </table:table-row>
        <table:table-row table:style-name="Table1.2">
          <table:table-cell table:style-name="Table1.A3" office:value-type="string">
            <text:p text:style-name="P9"><text:span text:style-name="Strong"><text:span text:style-name="T10">9 5 4 7 8 5 2 6 9</text:span></text:span></text:p>
            <text:p text:style-name="P9"><text:span text:style-name="Strong"><text:span text:style-name="T10">1 4 5 7 9 6 3 5 4 7</text:span></text:span></text:p>
          </table:table-cell>
          <table:table-cell table:style-name="Table1.B3" office:value-type="string">
            <text:p text:style-name="P9"><text:span text:style-name="Strong"><text:span text:style-name="T10">16</text:span></text:span></text:p>
            <text:p text:style-name="P9"><text:span text:style-name="Strong"><text:span text:style-name="T10">10 10 15 16</text:span></text:span></text:p>
          </table:table-cell>
          <table:table-cell table:style-name="Table1.C3" office:value-type="string">
            <text:p text:style-name="P3"><text:span text:style-name="Strong"/></text:p>
          </table:table-cell>
        </table:table-row>
      </table:table>
      <text:p text:style-name="P10"/>
      <text:p text:style-name="P10"/>
      <text:p text:style-name="P10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.028in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fo:letter-spacing="0.0035in" fo:language="bg" fo:country="BG" fo:font-weight="bold" style:letter-kerning="true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26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Title_20_Char" style:display-name="Title Char" style:family="text" style:parent-style-name="Default_20_Paragraph_20_Font">
      <style:text-properties fo:letter-spacing="0.0035in" fo:language="bg" fo:country="BG" fo:font-weight="bold" style:letter-kerning="true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font-size="9.5pt" style:font-size-asian="9.5pt" style:font-size-complex="9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19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.031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1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19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31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1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19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.031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top="0.028in" fo:margin-bottom="0.0346in" loext:contextual-spacing="false" fo:line-height="100%"/>
    </style:style>
    <style:style style:name="MP4" style:family="paragraph" style:parent-style-name="Frame_20_contents">
      <style:paragraph-properties fo:margin-left="0.3937in" fo:margin-right="0in" fo:margin-top="0.0555in" fo:margin-bottom="0in" loext:contextual-spacing="false" fo:line-height="100%" fo:text-indent="0.2362in" style:auto-text-indent="false"/>
      <style:text-properties style:use-window-font-color="true"/>
    </style:style>
    <style:style style:name="MP5" style:family="paragraph" style:parent-style-name="Frame_20_contents">
      <style:paragraph-properties fo:margin-top="0.0555in" fo:margin-bottom="0in" loext:contextual-spacing="false" fo:line-height="100%"/>
      <style:text-properties fo:color="#000000"/>
    </style:style>
    <style:style style:name="MP6" style:family="paragraph">
      <loext:graphic-properties draw:fill="none"/>
      <style:paragraph-properties fo:text-align="start"/>
      <style:text-properties fo:color="#000000" fo:font-size="18pt"/>
    </style:style>
    <style:style style:name="MP7" style:family="paragraph" style:parent-style-name="Frame_20_contents">
      <style:paragraph-properties fo:margin-top="0.0555in" fo:margin-bottom="0in" loext:contextual-spacing="false" fo:line-height="100%" fo:text-align="end" style:justify-single-word="false"/>
      <style:text-properties fo:color="#000000"/>
    </style:style>
    <style:style style:name="MT1" style:family="text">
      <style:text-properties style:use-window-font-color="true" fo:font-size="9.5pt" style:font-size-asian="9.5pt" style:font-size-complex="9.5pt"/>
    </style:style>
    <style:style style:name="MT2" style:family="text">
      <style:text-properties fo:font-size="9.5pt" style:font-size-asian="9.5pt" style:font-size-complex="9.5pt"/>
    </style:style>
    <style:style style:name="MT3" style:family="text">
      <style:text-properties fo:font-size="9.5pt" fo:language="bg" fo:country="BG" style:font-size-asian="9.5pt" style:font-size-complex="9.5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.0083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.1252in" fo:margin-top="0in" fo:margin-bottom="0.0028in" style:run-through="background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f37123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.0102in" draw:stroke-linejoin="miter" draw:fill="none" draw:textarea-vertical-align="top" draw:auto-grow-height="false" fo:min-height="0.4957in" fo:min-width="5.4661in" fo:padding-top="0.0472in" fo:padding-bottom="0.0193in" fo:padding-left="0.0193in" fo:padding-right="0.0193in" fo:wrap-option="wrap"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 style:parent-style-name="Graphics">
      <style:graphic-properties draw:stroke="none" svg:stroke-width="0.0071in" draw:fill="none" draw:textarea-vertical-align="middle" draw:auto-grow-height="false" fo:min-height="0.2193in" fo:min-width="0.6043in" fo:padding-top="0in" fo:padding-bottom="0in" fo:padding-left="0.0193in" fo:padding-right="0in" fo:wrap-option="wrap" fo:margin-left="0.1252in" fo:margin-right="0.1272in" fo:margin-top="0in" fo:margin-bottom="0.0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.1252in" fo:margin-right="0.1402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3" draw:name="Straight Connector 19" draw:style-name="Mgr1" draw:text-style-name="MP2" svg:x1="-0.0008in" svg:y1="0.072in" svg:x2="7.2327in" svg:y2="0.0728in"><text:p/></draw:line><draw:custom-shape text:anchor-type="paragraph" draw:z-index="5" draw:name="Text Box 16" draw:style-name="Mgr2" draw:text-style-name="MP2" svg:width="5.5043in" svg:height="0.5622in" svg:x="1.728in" svg:y="0.0929in"><text:p text:style-name="MP3"><text:span text:style-name="MT1">© </text:span><text:a xlink:type="simple" xlink:href="http://softuni.foundation/" text:style-name="ListLabel_20_64" text:visited-style-name="ListLabel_20_64"><text:span text:style-name="Internet_20_link"><text:span text:style-name="MT1">Software University Foundation</text:span></text:span></text:a><text:span text:style-name="MT1">. This work is licensed under the </text:span><text:a xlink:type="simple" xlink:href="http://creativecommons.org/licenses/by-nc-sa/4.0/" text:style-name="ListLabel_20_64" text:visited-style-name="ListLabel_20_64"><text:span text:style-name="Internet_20_link"><text:span text:style-name="MT1">CC-BY-NC-SA</text:span></text:span></text:a><text:span text:style-name="MT1"> license.</text:span></text:p><text:p text:style-name="MP4"><draw:a xlink:type="simple" xlink:href="http://softuni.foundation/"><draw:frame draw:style-name="Mfr1" draw:name="Picture 12" text:anchor-type="as-char" svg:width="0.2209in" svg:height="0.2209in" draw:z-index="13"><draw:image xlink:href="Pictures/100002010000021300000213460EFCD92EF2D5DA.png" xlink:type="simple" xlink:show="embed" xlink:actuate="onLoad" loext:mime-type="image/png"/></draw:frame></draw:a><text:span text:style-name="MT2"><text:s/></text:span><text:span text:style-name="MT3"><text:s text:c="2"/></text:span><draw:a xlink:type="simple" xlink:href="http://softuni.org/"><draw:frame draw:style-name="Mfr1" draw:name="Picture 14" text:anchor-type="as-char" svg:width="0.2209in" svg:height="0.2209in" draw:z-index="15"><draw:image xlink:href="Pictures/100002010000021300000213AABB4C7EF5F86A86.png" xlink:type="simple" xlink:show="embed" xlink:actuate="onLoad" loext:mime-type="image/png"/></draw:frame></draw:a><text:span text:style-name="MT3"><text:s text:c="3"/></text:span><draw:a xlink:type="simple" xlink:href="http://facebook.com/SoftwareUniversity"><draw:frame draw:style-name="Mfr1" draw:name="Picture 18" text:anchor-type="as-char" svg:width="0.2209in" svg:height="0.2209in" draw:z-index="17"><draw:image xlink:href="Pictures/10000200000000940000009494BE3DF36D913358.png" xlink:type="simple" xlink:show="embed" xlink:actuate="onLoad" loext:mime-type="image/png"/><svg:title>Software University @ Facebook</svg:title></draw:frame></draw:a><text:span text:style-name="MT2"><text:s text:c="3"/></text:span><draw:a xlink:type="simple" xlink:href="http://twitter.com/softunibg"><draw:frame draw:style-name="Mfr1" draw:name="Picture 15" text:anchor-type="as-char" svg:width="0.2209in" svg:height="0.2209in" draw:z-index="19"><draw:image xlink:href="Pictures/100002000000009400000094FF9C629B0A21EB6B.png" xlink:type="simple" xlink:show="embed" xlink:actuate="onLoad" loext:mime-type="image/png"/><svg:title>Software University @ Twitter</svg:title></draw:frame></draw:a><text:span text:style-name="MT2"><text:s text:c="3"/></text:span><draw:a xlink:type="simple" xlink:href="http://youtube.com/SoftwareUniversity"><draw:frame draw:style-name="Mfr1" draw:name="Picture 13" text:anchor-type="as-char" svg:width="0.2209in" svg:height="0.2209in" draw:z-index="21"><draw:image xlink:href="Pictures/1000020000000094000000947DB86A748DA0E575.png" xlink:type="simple" xlink:show="embed" xlink:actuate="onLoad" loext:mime-type="image/png"/><svg:title>Software University @ YouTube</svg:title></draw:frame></draw:a><text:span text:style-name="MT2"><text:s text:c="3"/></text:span><draw:a xlink:type="simple" xlink:href="http://plus.google.com/+SoftuniBg/"><draw:frame draw:style-name="Mfr1" draw:name="Picture 11" text:anchor-type="as-char" svg:width="0.2209in" svg:height="0.2209in" draw:z-index="23"><draw:image xlink:href="Pictures/10000201000003E8000003E857E2ABE3ABD15699.png" xlink:type="simple" xlink:show="embed" xlink:actuate="onLoad" loext:mime-type="image/png"/></draw:frame></draw:a><text:span text:style-name="MT2"><text:s text:c="3"/></text:span><draw:a xlink:type="simple" xlink:href="https://www.linkedin.com/company/18192649/"><draw:frame draw:style-name="Mfr2" draw:name="Picture 10" text:anchor-type="as-char" svg:width="0.2165in" svg:height="0.2165in" draw:z-index="25"><draw:image xlink:href="Pictures/10000201000001CC000001CC2AEC32459D610C35.png" xlink:type="simple" xlink:show="embed" xlink:actuate="onLoad" loext:mime-type="image/png"/></draw:frame></draw:a><text:span text:style-name="MT2"><text:s text:c="3"/></text:span><draw:a xlink:type="simple" xlink:href="http://github.com/softuni"><draw:frame draw:style-name="Mfr1" draw:name="Picture 9" text:anchor-type="as-char" svg:width="0.2209in" svg:height="0.2209in" draw:z-index="27"><draw:image xlink:href="Pictures/10000201000001A5000001973162A53EA2308BAF.png" xlink:type="simple" xlink:show="embed" xlink:actuate="onLoad" loext:mime-type="image/png"/></draw:frame></draw:a><text:span text:style-name="MT2"><text:s text:c="3"/></text:span><draw:a xlink:type="simple" xlink:href="mailto:university@softuni.bg"><draw:frame draw:style-name="Mfr1" draw:name="Picture 8" text:anchor-type="as-char" svg:width="0.2209in" svg:height="0.2209in" draw:z-index="29"><draw:image xlink:href="Pictures/100002000000009400000094D7FA82AB7332F3FA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6" draw:style-name="Mgr3" draw:text-style-name="MP6" svg:width="0.6232in" svg:height="0.2189in" svg:x="1.7382in" svg:y="0.3744in"><text:p text:style-name="MP5"><text:span text:style-name="MT2">Follow us: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 Box 4" draw:style-name="Mgr4" draw:text-style-name="MP6" svg:width="0.985in" svg:height="0.2213in" svg:x="6.1756in" svg:y="0.3744in"><text:p text:style-name="MP7"><text:span text:style-name="MT4">Page </text:span><text:span text:style-name="MT4"><text:page-number text:select-page="current">2</text:page-number></text:span><text:span text:style-name="MT4"><text:s/>of </text:span><text:span text:style-name="MT4"><text:page-count>2</text:page-count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://softuni.foundation/"><draw:frame draw:style-name="Mfr3" draw:name="Picture 25" text:anchor-type="char" svg:y="0.2161in" svg:width="1.5654in" svg:height="0.3929in" draw:z-index="1"><draw:image xlink:href="Pictures/10000201000006B8000001AD1D5CF8E82667DD1A.png" xlink:type="simple" xlink:show="embed" xlink:actuate="onLoad" loext:mime-type="image/png"/><svg:desc>SoftUniFoundation_Logo_OneLine@2x</svg:desc></draw:frame></draw:a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# Advanced Practical Exam</dc:title>
    <dc:subject>C# Advanced – Practical Training Course @ SoftUni</dc:subject>
    <meta:initial-creator>Software University Foundation</meta:initial-creator>
    <meta:keyword>C#</meta:keyword>
    <meta:keyword>Advanced</meta:keyword>
    <meta:keyword>C#</meta:keyword>
    <meta:keyword>Advanced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C# Advanced Course @ SoftUni – https://softuni.bg/courses/csharp-advanced</dc:description>
    <dc:creator>Atanas Atanasov</dc:creator>
    <meta:editing-cycles>6</meta:editing-cycles>
    <meta:print-date>2015-10-26T22:35:00</meta:print-date>
    <meta:creation-date>2019-02-16T12:15:00</meta:creation-date>
    <dc:date>2019-02-16T12:32:00</dc:date>
    <meta:editing-duration>PT20M</meta:editing-duration>
    <meta:generator>LibreOffice/6.0.7.3$Linux_X86_64 LibreOffice_project/00m0$Build-3</meta:generator>
    <meta:document-statistic meta:table-count="1" meta:image-count="10" meta:object-count="0" meta:page-count="2" meta:paragraph-count="41" meta:word-count="542" meta:character-count="2640" meta:non-whitespace-character-count="2109"/>
    <meta:user-defined meta:name="AppVersion">16.0000</meta:user-defined>
    <meta:user-defined meta:name="Company">Software University (SoftUni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